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1cm" draw:marker-end-width="0.051cm" draw:fill="solid" draw:fill-color="#dddddd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2" style:family="graphic" style:parent-style-name="objectwithoutfill">
      <style:graphic-properties svg:stroke-width="0cm" svg:stroke-color="#000000" draw:marker-start-width="0.051cm" draw:marker-end-width="0.051cm" draw:fill="none" draw:textarea-vertical-align="middle" fo:padding-top="0.125cm" fo:padding-bottom="0.125cm" fo:padding-left="0.25cm" fo:padding-right="0.25cm" draw:shadow="hidden"/>
    </style:style>
    <style:style style:name="gr3" style:family="graphic" style:parent-style-name="Unboxed_20_Text">
      <style:graphic-properties draw:auto-grow-width="true" fo:min-height="0.399cm" fo:min-width="0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8" style:family="graphic" style:parent-style-name="standard">
      <style:graphic-properties svg:stroke-width="0cm" svg:stroke-color="#000000" draw:marker-start-width="0.051cm" draw:marker-end-width="0.051cm" draw:fill="solid" draw:fill-color="#cccccc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cm" draw:marker-start-center="false" draw:marker-end="" draw:marker-end-width="0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0.762cm" draw:transform="rotate (1.5707963267949) translate (8.763cm 11.303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2" draw:text-style-name="P1" draw:layer="layout" svg:x1="10.036cm" svg:y1="4.28cm" svg:x2="10.267cm" svg:y2="4.28cm">
              <text:p/>
            </draw:line>
            <draw:line draw:style-name="gr2" draw:text-style-name="P1" draw:layer="layout" svg:x1="10.175cm" svg:y1="4.191cm" svg:x2="10.267cm" svg:y2="4.28cm">
              <text:p/>
            </draw:line>
            <draw:line draw:style-name="gr2" draw:text-style-name="P1" draw:layer="layout" svg:x1="10.175cm" svg:y1="4.369cm" svg:x2="10.267cm" svg:y2="4.28cm">
              <text:p/>
            </draw:line>
          </draw:g>
          <draw:g>
            <draw:line draw:style-name="gr2" draw:text-style-name="P1" draw:layer="layout" svg:x1="10.313cm" svg:y1="4.28cm" svg:x2="10.544cm" svg:y2="4.28cm">
              <text:p/>
            </draw:line>
            <draw:line draw:style-name="gr2" draw:text-style-name="P1" draw:layer="layout" svg:x1="10.221cm" svg:y1="4.191cm" svg:x2="10.313cm" svg:y2="4.28cm">
              <text:p/>
            </draw:line>
            <draw:line draw:style-name="gr2" draw:text-style-name="P1" draw:layer="layout" svg:x1="10.221cm" svg:y1="4.369cm" svg:x2="10.313cm" svg:y2="4.28cm">
              <text:p/>
            </draw:line>
          </draw:g>
        </draw:g>
        <draw:frame draw:style-name="gr3" draw:layer="layout" svg:width="1.459cm" svg:height="0.649cm" svg:x="10.602cm" svg:y="3.937cm">
          <draw:text-box>
            <text:p>Starter</text:p>
          </draw:text-box>
        </draw:frame>
        <draw:frame draw:style-name="gr4" draw:layer="layout" svg:width="0.552cm" svg:height="1.245cm" svg:x="24.837cm" svg:y="16.404cm">
          <draw:text-box>
            <text:p/>
          </draw:text-box>
        </draw:frame>
        <draw:g>
          <draw:g>
            <draw:path draw:style-name="gr5" draw:text-style-name="P2" draw:layer="layout" svg:width="0.18cm" svg:height="0.062cm" svg:x="9.598cm" svg:y="4.219cm" svg:viewBox="0 0 181 63" svg:d="M0 63c91-142 181 0 181 0">
              <text:p/>
            </draw:path>
            <draw:path draw:style-name="gr6" draw:text-style-name="P2" draw:layer="layout" svg:width="0.18cm" svg:height="0.062cm" svg:x="9.78cm" svg:y="4.28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4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072cm" svg:height="0.075cm" svg:x="9.961cm" svg:y="4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" draw:layer="layout" svg:width="7.62cm" svg:height="0.762cm" draw:transform="rotate (1.5707963267949) translate (8.763cm 20.32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2" draw:text-style-name="P1" draw:layer="layout" svg:x1="10.036cm" svg:y1="4.915cm" svg:x2="10.267cm" svg:y2="4.915cm">
              <text:p/>
            </draw:line>
            <draw:line draw:style-name="gr2" draw:text-style-name="P1" draw:layer="layout" svg:x1="10.175cm" svg:y1="4.826cm" svg:x2="10.267cm" svg:y2="4.915cm">
              <text:p/>
            </draw:line>
            <draw:line draw:style-name="gr2" draw:text-style-name="P1" draw:layer="layout" svg:x1="10.175cm" svg:y1="5.004cm" svg:x2="10.267cm" svg:y2="4.915cm">
              <text:p/>
            </draw:line>
          </draw:g>
          <draw:g>
            <draw:line draw:style-name="gr2" draw:text-style-name="P1" draw:layer="layout" svg:x1="10.313cm" svg:y1="4.915cm" svg:x2="10.544cm" svg:y2="4.915cm">
              <text:p/>
            </draw:line>
            <draw:line draw:style-name="gr2" draw:text-style-name="P1" draw:layer="layout" svg:x1="10.221cm" svg:y1="4.826cm" svg:x2="10.313cm" svg:y2="4.915cm">
              <text:p/>
            </draw:line>
            <draw:line draw:style-name="gr2" draw:text-style-name="P1" draw:layer="layout" svg:x1="10.221cm" svg:y1="5.004cm" svg:x2="10.313cm" svg:y2="4.915cm">
              <text:p/>
            </draw:line>
          </draw:g>
        </draw:g>
        <draw:frame draw:style-name="gr3" draw:layer="layout" svg:width="2.424cm" svg:height="0.699cm" svg:x="10.602cm" svg:y="4.572cm">
          <draw:text-box>
            <text:p>Landing Light</text:p>
          </draw:text-box>
        </draw:frame>
        <draw:g>
          <draw:g>
            <draw:path draw:style-name="gr9" draw:text-style-name="P2" draw:layer="layout" svg:width="0.18cm" svg:height="0.062cm" svg:x="9.598cm" svg:y="4.854cm" svg:viewBox="0 0 181 63" svg:d="M0 63c91-142 181 0 181 0">
              <text:p/>
            </draw:path>
            <draw:path draw:style-name="gr10" draw:text-style-name="P2" draw:layer="layout" svg:width="0.18cm" svg:height="0.062cm" svg:x="9.78cm" svg:y="4.91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4.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4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5.55cm" svg:x2="10.267cm" svg:y2="5.55cm">
              <text:p/>
            </draw:line>
            <draw:line draw:style-name="gr2" draw:text-style-name="P1" draw:layer="layout" svg:x1="10.175cm" svg:y1="5.461cm" svg:x2="10.267cm" svg:y2="5.55cm">
              <text:p/>
            </draw:line>
            <draw:line draw:style-name="gr2" draw:text-style-name="P1" draw:layer="layout" svg:x1="10.175cm" svg:y1="5.639cm" svg:x2="10.267cm" svg:y2="5.55cm">
              <text:p/>
            </draw:line>
          </draw:g>
          <draw:g>
            <draw:line draw:style-name="gr2" draw:text-style-name="P1" draw:layer="layout" svg:x1="10.313cm" svg:y1="5.55cm" svg:x2="10.544cm" svg:y2="5.55cm">
              <text:p/>
            </draw:line>
            <draw:line draw:style-name="gr2" draw:text-style-name="P1" draw:layer="layout" svg:x1="10.221cm" svg:y1="5.461cm" svg:x2="10.313cm" svg:y2="5.55cm">
              <text:p/>
            </draw:line>
            <draw:line draw:style-name="gr2" draw:text-style-name="P1" draw:layer="layout" svg:x1="10.221cm" svg:y1="5.639cm" svg:x2="10.313cm" svg:y2="5.55cm">
              <text:p/>
            </draw:line>
          </draw:g>
        </draw:g>
        <draw:frame draw:style-name="gr3" draw:layer="layout" svg:width="2.013cm" svg:height="0.699cm" svg:x="10.602cm" svg:y="5.207cm">
          <draw:text-box>
            <text:p>Taxi Lights</text:p>
          </draw:text-box>
        </draw:frame>
        <draw:g>
          <draw:g>
            <draw:path draw:style-name="gr11" draw:text-style-name="P2" draw:layer="layout" svg:width="0.18cm" svg:height="0.062cm" svg:x="9.598cm" svg:y="5.489cm" svg:viewBox="0 0 181 63" svg:d="M0 63c91-142 181 0 181 0">
              <text:p/>
            </draw:path>
            <draw:path draw:style-name="gr12" draw:text-style-name="P2" draw:layer="layout" svg:width="0.18cm" svg:height="0.062cm" svg:x="9.78cm" svg:y="5.55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5.5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5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6.185cm" svg:x2="10.267cm" svg:y2="6.185cm">
              <text:p/>
            </draw:line>
            <draw:line draw:style-name="gr2" draw:text-style-name="P1" draw:layer="layout" svg:x1="10.175cm" svg:y1="6.096cm" svg:x2="10.267cm" svg:y2="6.185cm">
              <text:p/>
            </draw:line>
            <draw:line draw:style-name="gr2" draw:text-style-name="P1" draw:layer="layout" svg:x1="10.175cm" svg:y1="6.274cm" svg:x2="10.267cm" svg:y2="6.185cm">
              <text:p/>
            </draw:line>
          </draw:g>
          <draw:g>
            <draw:line draw:style-name="gr2" draw:text-style-name="P1" draw:layer="layout" svg:x1="10.313cm" svg:y1="6.185cm" svg:x2="10.544cm" svg:y2="6.185cm">
              <text:p/>
            </draw:line>
            <draw:line draw:style-name="gr2" draw:text-style-name="P1" draw:layer="layout" svg:x1="10.221cm" svg:y1="6.096cm" svg:x2="10.313cm" svg:y2="6.185cm">
              <text:p/>
            </draw:line>
            <draw:line draw:style-name="gr2" draw:text-style-name="P1" draw:layer="layout" svg:x1="10.221cm" svg:y1="6.274cm" svg:x2="10.313cm" svg:y2="6.185cm">
              <text:p/>
            </draw:line>
          </draw:g>
        </draw:g>
        <draw:frame draw:style-name="gr3" draw:layer="layout" svg:width="3.042cm" svg:height="0.699cm" svg:x="10.602cm" svg:y="5.842cm">
          <draw:text-box>
            <text:p>Nav/Strobe Lights</text:p>
          </draw:text-box>
        </draw:frame>
        <draw:g>
          <draw:g>
            <draw:path draw:style-name="gr13" draw:text-style-name="P2" draw:layer="layout" svg:width="0.18cm" svg:height="0.062cm" svg:x="9.598cm" svg:y="6.124cm" svg:viewBox="0 0 181 63" svg:d="M0 63c91-142 181 0 181 0">
              <text:p/>
            </draw:path>
            <draw:path draw:style-name="gr14" draw:text-style-name="P2" draw:layer="layout" svg:width="0.18cm" svg:height="0.062cm" svg:x="9.78cm" svg:y="6.18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6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6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6.82cm" svg:x2="10.267cm" svg:y2="6.82cm">
              <text:p/>
            </draw:line>
            <draw:line draw:style-name="gr2" draw:text-style-name="P1" draw:layer="layout" svg:x1="10.175cm" svg:y1="6.731cm" svg:x2="10.267cm" svg:y2="6.82cm">
              <text:p/>
            </draw:line>
            <draw:line draw:style-name="gr2" draw:text-style-name="P1" draw:layer="layout" svg:x1="10.175cm" svg:y1="6.909cm" svg:x2="10.267cm" svg:y2="6.82cm">
              <text:p/>
            </draw:line>
          </draw:g>
          <draw:g>
            <draw:line draw:style-name="gr2" draw:text-style-name="P1" draw:layer="layout" svg:x1="10.313cm" svg:y1="6.82cm" svg:x2="10.544cm" svg:y2="6.82cm">
              <text:p/>
            </draw:line>
            <draw:line draw:style-name="gr2" draw:text-style-name="P1" draw:layer="layout" svg:x1="10.221cm" svg:y1="6.731cm" svg:x2="10.313cm" svg:y2="6.82cm">
              <text:p/>
            </draw:line>
            <draw:line draw:style-name="gr2" draw:text-style-name="P1" draw:layer="layout" svg:x1="10.221cm" svg:y1="6.909cm" svg:x2="10.313cm" svg:y2="6.82cm">
              <text:p/>
            </draw:line>
          </draw:g>
        </draw:g>
        <draw:frame draw:style-name="gr3" draw:layer="layout" svg:width="2.83cm" svg:height="0.699cm" svg:x="10.602cm" svg:y="6.477cm">
          <draw:text-box>
            <text:p>Autopilot Servos</text:p>
          </draw:text-box>
        </draw:frame>
        <draw:g>
          <draw:g>
            <draw:path draw:style-name="gr15" draw:text-style-name="P2" draw:layer="layout" svg:width="0.18cm" svg:height="0.062cm" svg:x="9.598cm" svg:y="6.759cm" svg:viewBox="0 0 181 63" svg:d="M0 63c91-142 181 0 181 0">
              <text:p/>
            </draw:path>
            <draw:path draw:style-name="gr16" draw:text-style-name="P2" draw:layer="layout" svg:width="0.18cm" svg:height="0.062cm" svg:x="9.78cm" svg:y="6.82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6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7.455cm" svg:x2="10.267cm" svg:y2="7.455cm">
              <text:p/>
            </draw:line>
            <draw:line draw:style-name="gr2" draw:text-style-name="P1" draw:layer="layout" svg:x1="10.175cm" svg:y1="7.366cm" svg:x2="10.267cm" svg:y2="7.455cm">
              <text:p/>
            </draw:line>
            <draw:line draw:style-name="gr2" draw:text-style-name="P1" draw:layer="layout" svg:x1="10.175cm" svg:y1="7.544cm" svg:x2="10.267cm" svg:y2="7.455cm">
              <text:p/>
            </draw:line>
          </draw:g>
          <draw:g>
            <draw:line draw:style-name="gr2" draw:text-style-name="P1" draw:layer="layout" svg:x1="10.313cm" svg:y1="7.455cm" svg:x2="10.544cm" svg:y2="7.455cm">
              <text:p/>
            </draw:line>
            <draw:line draw:style-name="gr2" draw:text-style-name="P1" draw:layer="layout" svg:x1="10.221cm" svg:y1="7.366cm" svg:x2="10.313cm" svg:y2="7.455cm">
              <text:p/>
            </draw:line>
            <draw:line draw:style-name="gr2" draw:text-style-name="P1" draw:layer="layout" svg:x1="10.221cm" svg:y1="7.544cm" svg:x2="10.313cm" svg:y2="7.455cm">
              <text:p/>
            </draw:line>
          </draw:g>
        </draw:g>
        <draw:frame draw:style-name="gr3" draw:layer="layout" svg:width="1.137cm" svg:height="0.699cm" svg:x="10.602cm" svg:y="7.112cm">
          <draw:text-box>
            <text:p>TBD</text:p>
          </draw:text-box>
        </draw:frame>
        <draw:g>
          <draw:g>
            <draw:path draw:style-name="gr17" draw:text-style-name="P2" draw:layer="layout" svg:width="0.18cm" svg:height="0.062cm" svg:x="9.598cm" svg:y="7.394cm" svg:viewBox="0 0 181 63" svg:d="M0 63c91-142 181 0 181 0">
              <text:p/>
            </draw:path>
            <draw:path draw:style-name="gr18" draw:text-style-name="P2" draw:layer="layout" svg:width="0.18cm" svg:height="0.062cm" svg:x="9.78cm" svg:y="7.45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7.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7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8.09cm" svg:x2="10.267cm" svg:y2="8.09cm">
              <text:p/>
            </draw:line>
            <draw:line draw:style-name="gr2" draw:text-style-name="P1" draw:layer="layout" svg:x1="10.175cm" svg:y1="8.001cm" svg:x2="10.267cm" svg:y2="8.09cm">
              <text:p/>
            </draw:line>
            <draw:line draw:style-name="gr2" draw:text-style-name="P1" draw:layer="layout" svg:x1="10.175cm" svg:y1="8.179cm" svg:x2="10.267cm" svg:y2="8.09cm">
              <text:p/>
            </draw:line>
          </draw:g>
          <draw:g>
            <draw:line draw:style-name="gr2" draw:text-style-name="P1" draw:layer="layout" svg:x1="10.313cm" svg:y1="8.09cm" svg:x2="10.544cm" svg:y2="8.09cm">
              <text:p/>
            </draw:line>
            <draw:line draw:style-name="gr2" draw:text-style-name="P1" draw:layer="layout" svg:x1="10.221cm" svg:y1="8.001cm" svg:x2="10.313cm" svg:y2="8.09cm">
              <text:p/>
            </draw:line>
            <draw:line draw:style-name="gr2" draw:text-style-name="P1" draw:layer="layout" svg:x1="10.221cm" svg:y1="8.179cm" svg:x2="10.313cm" svg:y2="8.09cm">
              <text:p/>
            </draw:line>
          </draw:g>
        </draw:g>
        <draw:frame draw:style-name="gr3" draw:layer="layout" svg:width="1.137cm" svg:height="0.699cm" svg:x="10.602cm" svg:y="7.747cm">
          <draw:text-box>
            <text:p>TBD</text:p>
          </draw:text-box>
        </draw:frame>
        <draw:g>
          <draw:g>
            <draw:path draw:style-name="gr19" draw:text-style-name="P2" draw:layer="layout" svg:width="0.18cm" svg:height="0.062cm" svg:x="9.598cm" svg:y="8.029cm" svg:viewBox="0 0 181 63" svg:d="M0 63c91-142 181 0 181 0">
              <text:p/>
            </draw:path>
            <draw:path draw:style-name="gr20" draw:text-style-name="P2" draw:layer="layout" svg:width="0.18cm" svg:height="0.062cm" svg:x="9.78cm" svg:y="8.09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8.0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8.0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8.725cm" svg:x2="10.267cm" svg:y2="8.725cm">
              <text:p/>
            </draw:line>
            <draw:line draw:style-name="gr2" draw:text-style-name="P1" draw:layer="layout" svg:x1="10.175cm" svg:y1="8.636cm" svg:x2="10.267cm" svg:y2="8.725cm">
              <text:p/>
            </draw:line>
            <draw:line draw:style-name="gr2" draw:text-style-name="P1" draw:layer="layout" svg:x1="10.175cm" svg:y1="8.814cm" svg:x2="10.267cm" svg:y2="8.725cm">
              <text:p/>
            </draw:line>
          </draw:g>
          <draw:g>
            <draw:line draw:style-name="gr2" draw:text-style-name="P1" draw:layer="layout" svg:x1="10.313cm" svg:y1="8.725cm" svg:x2="10.544cm" svg:y2="8.725cm">
              <text:p/>
            </draw:line>
            <draw:line draw:style-name="gr2" draw:text-style-name="P1" draw:layer="layout" svg:x1="10.221cm" svg:y1="8.636cm" svg:x2="10.313cm" svg:y2="8.725cm">
              <text:p/>
            </draw:line>
            <draw:line draw:style-name="gr2" draw:text-style-name="P1" draw:layer="layout" svg:x1="10.221cm" svg:y1="8.814cm" svg:x2="10.313cm" svg:y2="8.725cm">
              <text:p/>
            </draw:line>
          </draw:g>
        </draw:g>
        <draw:frame draw:style-name="gr3" draw:layer="layout" svg:width="1.137cm" svg:height="0.699cm" svg:x="10.602cm" svg:y="8.382cm">
          <draw:text-box>
            <text:p>TBD</text:p>
          </draw:text-box>
        </draw:frame>
        <draw:g>
          <draw:g>
            <draw:path draw:style-name="gr21" draw:text-style-name="P2" draw:layer="layout" svg:width="0.18cm" svg:height="0.062cm" svg:x="9.598cm" svg:y="8.664cm" svg:viewBox="0 0 181 63" svg:d="M0 63c91-142 181 0 181 0">
              <text:p/>
            </draw:path>
            <draw:path draw:style-name="gr22" draw:text-style-name="P2" draw:layer="layout" svg:width="0.18cm" svg:height="0.062cm" svg:x="9.78cm" svg:y="8.72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8.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8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3.46cm" svg:x2="10.267cm" svg:y2="13.46cm">
              <text:p/>
            </draw:line>
            <draw:line draw:style-name="gr2" draw:text-style-name="P1" draw:layer="layout" svg:x1="10.175cm" svg:y1="13.371cm" svg:x2="10.267cm" svg:y2="13.46cm">
              <text:p/>
            </draw:line>
            <draw:line draw:style-name="gr2" draw:text-style-name="P1" draw:layer="layout" svg:x1="10.175cm" svg:y1="13.549cm" svg:x2="10.267cm" svg:y2="13.46cm">
              <text:p/>
            </draw:line>
          </draw:g>
          <draw:g>
            <draw:line draw:style-name="gr2" draw:text-style-name="P1" draw:layer="layout" svg:x1="10.313cm" svg:y1="13.46cm" svg:x2="10.544cm" svg:y2="13.46cm">
              <text:p/>
            </draw:line>
            <draw:line draw:style-name="gr2" draw:text-style-name="P1" draw:layer="layout" svg:x1="10.221cm" svg:y1="13.371cm" svg:x2="10.313cm" svg:y2="13.46cm">
              <text:p/>
            </draw:line>
            <draw:line draw:style-name="gr2" draw:text-style-name="P1" draw:layer="layout" svg:x1="10.221cm" svg:y1="13.549cm" svg:x2="10.313cm" svg:y2="13.46cm">
              <text:p/>
            </draw:line>
          </draw:g>
        </draw:g>
        <draw:frame draw:style-name="gr3" draw:layer="layout" svg:width="1.209cm" svg:height="0.699cm" svg:x="10.602cm" svg:y="13.144cm">
          <draw:text-box>
            <text:p>EFIS</text:p>
          </draw:text-box>
        </draw:frame>
        <draw:g>
          <draw:g>
            <draw:path draw:style-name="gr23" draw:text-style-name="P2" draw:layer="layout" svg:width="0.18cm" svg:height="0.062cm" svg:x="9.598cm" svg:y="13.399cm" svg:viewBox="0 0 181 63" svg:d="M0 63c91-142 181 0 181 0">
              <text:p/>
            </draw:path>
            <draw:path draw:style-name="gr24" draw:text-style-name="P2" draw:layer="layout" svg:width="0.18cm" svg:height="0.062cm" svg:x="9.78cm" svg:y="13.46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3.4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3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4.095cm" svg:x2="10.267cm" svg:y2="14.095cm">
              <text:p/>
            </draw:line>
            <draw:line draw:style-name="gr2" draw:text-style-name="P1" draw:layer="layout" svg:x1="10.175cm" svg:y1="14.006cm" svg:x2="10.267cm" svg:y2="14.095cm">
              <text:p/>
            </draw:line>
            <draw:line draw:style-name="gr2" draw:text-style-name="P1" draw:layer="layout" svg:x1="10.175cm" svg:y1="14.184cm" svg:x2="10.267cm" svg:y2="14.095cm">
              <text:p/>
            </draw:line>
          </draw:g>
          <draw:g>
            <draw:line draw:style-name="gr2" draw:text-style-name="P1" draw:layer="layout" svg:x1="10.313cm" svg:y1="14.095cm" svg:x2="10.544cm" svg:y2="14.095cm">
              <text:p/>
            </draw:line>
            <draw:line draw:style-name="gr2" draw:text-style-name="P1" draw:layer="layout" svg:x1="10.221cm" svg:y1="14.006cm" svg:x2="10.313cm" svg:y2="14.095cm">
              <text:p/>
            </draw:line>
            <draw:line draw:style-name="gr2" draw:text-style-name="P1" draw:layer="layout" svg:x1="10.221cm" svg:y1="14.184cm" svg:x2="10.313cm" svg:y2="14.095cm">
              <text:p/>
            </draw:line>
          </draw:g>
        </draw:g>
        <draw:frame draw:style-name="gr3" draw:layer="layout" svg:width="2.555cm" svg:height="0.699cm" svg:x="10.602cm" svg:y="13.752cm">
          <draw:text-box>
            <text:p>Magnetometer</text:p>
          </draw:text-box>
        </draw:frame>
        <draw:g>
          <draw:g>
            <draw:path draw:style-name="gr25" draw:text-style-name="P2" draw:layer="layout" svg:width="0.18cm" svg:height="0.062cm" svg:x="9.598cm" svg:y="14.034cm" svg:viewBox="0 0 181 63" svg:d="M0 63c91-142 181 0 181 0">
              <text:p/>
            </draw:path>
            <draw:path draw:style-name="gr26" draw:text-style-name="P2" draw:layer="layout" svg:width="0.18cm" svg:height="0.062cm" svg:x="9.78cm" svg:y="14.09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4.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4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4.73cm" svg:x2="10.267cm" svg:y2="14.73cm">
              <text:p/>
            </draw:line>
            <draw:line draw:style-name="gr2" draw:text-style-name="P1" draw:layer="layout" svg:x1="10.175cm" svg:y1="14.641cm" svg:x2="10.267cm" svg:y2="14.73cm">
              <text:p/>
            </draw:line>
            <draw:line draw:style-name="gr2" draw:text-style-name="P1" draw:layer="layout" svg:x1="10.175cm" svg:y1="14.819cm" svg:x2="10.267cm" svg:y2="14.73cm">
              <text:p/>
            </draw:line>
          </draw:g>
          <draw:g>
            <draw:line draw:style-name="gr2" draw:text-style-name="P1" draw:layer="layout" svg:x1="10.313cm" svg:y1="14.73cm" svg:x2="10.544cm" svg:y2="14.73cm">
              <text:p/>
            </draw:line>
            <draw:line draw:style-name="gr2" draw:text-style-name="P1" draw:layer="layout" svg:x1="10.221cm" svg:y1="14.641cm" svg:x2="10.313cm" svg:y2="14.73cm">
              <text:p/>
            </draw:line>
            <draw:line draw:style-name="gr2" draw:text-style-name="P1" draw:layer="layout" svg:x1="10.221cm" svg:y1="14.819cm" svg:x2="10.313cm" svg:y2="14.73cm">
              <text:p/>
            </draw:line>
          </draw:g>
        </draw:g>
        <draw:frame draw:style-name="gr3" draw:layer="layout" svg:width="1.383cm" svg:height="0.699cm" svg:x="10.602cm" svg:y="14.387cm">
          <draw:text-box>
            <text:p>AHRS</text:p>
          </draw:text-box>
        </draw:frame>
        <draw:g>
          <draw:g>
            <draw:path draw:style-name="gr27" draw:text-style-name="P2" draw:layer="layout" svg:width="0.18cm" svg:height="0.062cm" svg:x="9.598cm" svg:y="14.669cm" svg:viewBox="0 0 181 63" svg:d="M0 63c91-142 181 0 181 0">
              <text:p/>
            </draw:path>
            <draw:path draw:style-name="gr28" draw:text-style-name="P2" draw:layer="layout" svg:width="0.18cm" svg:height="0.062cm" svg:x="9.78cm" svg:y="14.73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4.6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4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5.365cm" svg:x2="10.267cm" svg:y2="15.365cm">
              <text:p/>
            </draw:line>
            <draw:line draw:style-name="gr2" draw:text-style-name="P1" draw:layer="layout" svg:x1="10.175cm" svg:y1="15.276cm" svg:x2="10.267cm" svg:y2="15.365cm">
              <text:p/>
            </draw:line>
            <draw:line draw:style-name="gr2" draw:text-style-name="P1" draw:layer="layout" svg:x1="10.175cm" svg:y1="15.454cm" svg:x2="10.267cm" svg:y2="15.365cm">
              <text:p/>
            </draw:line>
          </draw:g>
          <draw:g>
            <draw:line draw:style-name="gr2" draw:text-style-name="P1" draw:layer="layout" svg:x1="10.313cm" svg:y1="15.365cm" svg:x2="10.544cm" svg:y2="15.365cm">
              <text:p/>
            </draw:line>
            <draw:line draw:style-name="gr2" draw:text-style-name="P1" draw:layer="layout" svg:x1="10.221cm" svg:y1="15.276cm" svg:x2="10.313cm" svg:y2="15.365cm">
              <text:p/>
            </draw:line>
            <draw:line draw:style-name="gr2" draw:text-style-name="P1" draw:layer="layout" svg:x1="10.221cm" svg:y1="15.454cm" svg:x2="10.313cm" svg:y2="15.365cm">
              <text:p/>
            </draw:line>
          </draw:g>
        </draw:g>
        <draw:frame draw:style-name="gr3" draw:layer="layout" svg:width="2.623cm" svg:height="0.699cm" svg:x="10.602cm" svg:y="15.022cm">
          <draw:text-box>
            <text:p>Comm Radio 1</text:p>
          </draw:text-box>
        </draw:frame>
        <draw:g>
          <draw:g>
            <draw:path draw:style-name="gr29" draw:text-style-name="P2" draw:layer="layout" svg:width="0.18cm" svg:height="0.062cm" svg:x="9.598cm" svg:y="15.304cm" svg:viewBox="0 0 181 63" svg:d="M0 63c91-142 181 0 181 0">
              <text:p/>
            </draw:path>
            <draw:path draw:style-name="gr30" draw:text-style-name="P2" draw:layer="layout" svg:width="0.18cm" svg:height="0.062cm" svg:x="9.78cm" svg:y="15.36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5.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5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6cm" svg:x2="10.267cm" svg:y2="16cm">
              <text:p/>
            </draw:line>
            <draw:line draw:style-name="gr2" draw:text-style-name="P1" draw:layer="layout" svg:x1="10.175cm" svg:y1="15.911cm" svg:x2="10.267cm" svg:y2="16cm">
              <text:p/>
            </draw:line>
            <draw:line draw:style-name="gr2" draw:text-style-name="P1" draw:layer="layout" svg:x1="10.175cm" svg:y1="16.089cm" svg:x2="10.267cm" svg:y2="16cm">
              <text:p/>
            </draw:line>
          </draw:g>
          <draw:g>
            <draw:line draw:style-name="gr2" draw:text-style-name="P1" draw:layer="layout" svg:x1="10.313cm" svg:y1="16cm" svg:x2="10.544cm" svg:y2="16cm">
              <text:p/>
            </draw:line>
            <draw:line draw:style-name="gr2" draw:text-style-name="P1" draw:layer="layout" svg:x1="10.221cm" svg:y1="15.911cm" svg:x2="10.313cm" svg:y2="16cm">
              <text:p/>
            </draw:line>
            <draw:line draw:style-name="gr2" draw:text-style-name="P1" draw:layer="layout" svg:x1="10.221cm" svg:y1="16.089cm" svg:x2="10.313cm" svg:y2="16cm">
              <text:p/>
            </draw:line>
          </draw:g>
        </draw:g>
        <draw:frame draw:style-name="gr3" draw:layer="layout" svg:width="2.301cm" svg:height="0.699cm" svg:x="10.602cm" svg:y="15.657cm">
          <draw:text-box>
            <text:p>Transponder</text:p>
          </draw:text-box>
        </draw:frame>
        <draw:g>
          <draw:g>
            <draw:path draw:style-name="gr31" draw:text-style-name="P2" draw:layer="layout" svg:width="0.18cm" svg:height="0.062cm" svg:x="9.598cm" svg:y="15.939cm" svg:viewBox="0 0 181 63" svg:d="M0 63c91-142 181 0 181 0">
              <text:p/>
            </draw:path>
            <draw:path draw:style-name="gr32" draw:text-style-name="P2" draw:layer="layout" svg:width="0.18cm" svg:height="0.062cm" svg:x="9.78cm" svg:y="16.00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5.9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5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6.635cm" svg:x2="10.267cm" svg:y2="16.635cm">
              <text:p/>
            </draw:line>
            <draw:line draw:style-name="gr2" draw:text-style-name="P1" draw:layer="layout" svg:x1="10.175cm" svg:y1="16.546cm" svg:x2="10.267cm" svg:y2="16.635cm">
              <text:p/>
            </draw:line>
            <draw:line draw:style-name="gr2" draw:text-style-name="P1" draw:layer="layout" svg:x1="10.175cm" svg:y1="16.724cm" svg:x2="10.267cm" svg:y2="16.635cm">
              <text:p/>
            </draw:line>
          </draw:g>
          <draw:g>
            <draw:line draw:style-name="gr2" draw:text-style-name="P1" draw:layer="layout" svg:x1="10.313cm" svg:y1="16.635cm" svg:x2="10.544cm" svg:y2="16.635cm">
              <text:p/>
            </draw:line>
            <draw:line draw:style-name="gr2" draw:text-style-name="P1" draw:layer="layout" svg:x1="10.221cm" svg:y1="16.546cm" svg:x2="10.313cm" svg:y2="16.635cm">
              <text:p/>
            </draw:line>
            <draw:line draw:style-name="gr2" draw:text-style-name="P1" draw:layer="layout" svg:x1="10.221cm" svg:y1="16.724cm" svg:x2="10.313cm" svg:y2="16.635cm">
              <text:p/>
            </draw:line>
          </draw:g>
        </draw:g>
        <draw:frame draw:style-name="gr3" draw:layer="layout" svg:width="2.263cm" svg:height="0.699cm" svg:x="10.602cm" svg:y="16.292cm">
          <draw:text-box>
            <text:p>Panel Lights</text:p>
          </draw:text-box>
        </draw:frame>
        <draw:g>
          <draw:g>
            <draw:path draw:style-name="gr33" draw:text-style-name="P2" draw:layer="layout" svg:width="0.18cm" svg:height="0.062cm" svg:x="9.598cm" svg:y="16.574cm" svg:viewBox="0 0 181 63" svg:d="M0 63c91-142 181 0 181 0">
              <text:p/>
            </draw:path>
            <draw:path draw:style-name="gr34" draw:text-style-name="P2" draw:layer="layout" svg:width="0.18cm" svg:height="0.062cm" svg:x="9.78cm" svg:y="16.63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7.27cm" svg:x2="10.267cm" svg:y2="17.27cm">
              <text:p/>
            </draw:line>
            <draw:line draw:style-name="gr2" draw:text-style-name="P1" draw:layer="layout" svg:x1="10.175cm" svg:y1="17.181cm" svg:x2="10.267cm" svg:y2="17.27cm">
              <text:p/>
            </draw:line>
            <draw:line draw:style-name="gr2" draw:text-style-name="P1" draw:layer="layout" svg:x1="10.175cm" svg:y1="17.359cm" svg:x2="10.267cm" svg:y2="17.27cm">
              <text:p/>
            </draw:line>
          </draw:g>
          <draw:g>
            <draw:line draw:style-name="gr2" draw:text-style-name="P1" draw:layer="layout" svg:x1="10.313cm" svg:y1="17.27cm" svg:x2="10.544cm" svg:y2="17.27cm">
              <text:p/>
            </draw:line>
            <draw:line draw:style-name="gr2" draw:text-style-name="P1" draw:layer="layout" svg:x1="10.221cm" svg:y1="17.181cm" svg:x2="10.313cm" svg:y2="17.27cm">
              <text:p/>
            </draw:line>
            <draw:line draw:style-name="gr2" draw:text-style-name="P1" draw:layer="layout" svg:x1="10.221cm" svg:y1="17.359cm" svg:x2="10.313cm" svg:y2="17.27cm">
              <text:p/>
            </draw:line>
          </draw:g>
        </draw:g>
        <draw:frame draw:style-name="gr3" draw:layer="layout" svg:width="1.137cm" svg:height="0.699cm" svg:x="10.602cm" svg:y="16.927cm">
          <draw:text-box>
            <text:p>TBD</text:p>
          </draw:text-box>
        </draw:frame>
        <draw:g>
          <draw:g>
            <draw:path draw:style-name="gr35" draw:text-style-name="P2" draw:layer="layout" svg:width="0.18cm" svg:height="0.062cm" svg:x="9.598cm" svg:y="17.209cm" svg:viewBox="0 0 181 63" svg:d="M0 63c91-142 181 0 181 0">
              <text:p/>
            </draw:path>
            <draw:path draw:style-name="gr36" draw:text-style-name="P2" draw:layer="layout" svg:width="0.18cm" svg:height="0.062cm" svg:x="9.78cm" svg:y="17.273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7.2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7.2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1" draw:layer="layout" svg:x1="10.036cm" svg:y1="17.905cm" svg:x2="10.267cm" svg:y2="17.905cm">
              <text:p/>
            </draw:line>
            <draw:line draw:style-name="gr2" draw:text-style-name="P1" draw:layer="layout" svg:x1="10.175cm" svg:y1="17.816cm" svg:x2="10.267cm" svg:y2="17.905cm">
              <text:p/>
            </draw:line>
            <draw:line draw:style-name="gr2" draw:text-style-name="P1" draw:layer="layout" svg:x1="10.175cm" svg:y1="17.994cm" svg:x2="10.267cm" svg:y2="17.905cm">
              <text:p/>
            </draw:line>
          </draw:g>
          <draw:g>
            <draw:line draw:style-name="gr2" draw:text-style-name="P1" draw:layer="layout" svg:x1="10.313cm" svg:y1="17.905cm" svg:x2="10.544cm" svg:y2="17.905cm">
              <text:p/>
            </draw:line>
            <draw:line draw:style-name="gr2" draw:text-style-name="P1" draw:layer="layout" svg:x1="10.221cm" svg:y1="17.816cm" svg:x2="10.313cm" svg:y2="17.905cm">
              <text:p/>
            </draw:line>
            <draw:line draw:style-name="gr2" draw:text-style-name="P1" draw:layer="layout" svg:x1="10.221cm" svg:y1="17.994cm" svg:x2="10.313cm" svg:y2="17.905cm">
              <text:p/>
            </draw:line>
          </draw:g>
        </draw:g>
        <draw:frame draw:style-name="gr3" draw:layer="layout" svg:width="1.137cm" svg:height="0.699cm" svg:x="10.602cm" svg:y="17.562cm">
          <draw:text-box>
            <text:p>TBD</text:p>
          </draw:text-box>
        </draw:frame>
        <draw:g>
          <draw:g>
            <draw:path draw:style-name="gr37" draw:text-style-name="P2" draw:layer="layout" svg:width="0.18cm" svg:height="0.062cm" svg:x="9.598cm" svg:y="17.844cm" svg:viewBox="0 0 181 63" svg:d="M0 63c91-142 181 0 181 0">
              <text:p/>
            </draw:path>
            <draw:path draw:style-name="gr38" draw:text-style-name="P2" draw:layer="layout" svg:width="0.18cm" svg:height="0.062cm" svg:x="9.78cm" svg:y="17.908cm" svg:viewBox="0 0 181 63" svg:d="M0 0c91 142 181 0 181 0">
              <text:p/>
            </draw:path>
          </draw:g>
          <draw:custom-shape draw:style-name="gr7" draw:text-style-name="P1" draw:layer="layout" svg:width="0.072cm" svg:height="0.075cm" svg:x="9.525cm" svg:y="17.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072cm" svg:height="0.075cm" svg:x="9.961cm" svg:y="17.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>
      <style:graphic-properties svg:stroke-color="#ffffff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40.64cm" svg:height="25.4cm" svg:x="1.27cm" svg:y="1.27cm">
        <text:p/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4.13cm">
        <text:p text:style-name="MP1">Drawing #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4.765cm">
        <text:p text:style-name="MP1">Modified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5.4cm">
        <text:p text:style-name="MP1">Created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4.29cm" svg:y="26.035cm">
        <text:p text:style-name="MP1">Drawn By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4.13cm">
        <text:p text:style-name="MP1">OVER-1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4.765cm">
        <text:p text:style-name="MP1"><text:date style:data-style-name="D4" text:date-value="2016-07-24">07/24/2016</text:date>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5.4cm">
        <text:p text:style-name="MP1"><text:date style:data-style-name="D4" text:date-value="2016-07-24" text:fixed="true">07/24/2016</text:date></text:p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3.81cm" svg:height="0.635cm" svg:x="38.1cm" svg:y="26.035cm">
        <text:p text:style-name="MP1">Art Zemon</text:p>
        <draw:enhanced-geometry svg:viewBox="0 0 21600 21600" draw:type="rectangle" draw:enhanced-path="M 0 0 L 21600 0 21600 21600 0 21600 0 0 Z N"/>
      </draw:custom-shape>
      <draw:custom-shape draw:style-name="Mgr3" draw:text-style-name="MP1" draw:layer="backgroundobjects" svg:width="15.24cm" svg:height="0.762cm" svg:x="26.67cm" svg:y="23.368cm">
        <text:p text:style-name="MP1">Bede BD-4C N114AC</text:p>
        <draw:enhanced-geometry svg:viewBox="0 0 21600 21600" draw:type="rectangle" draw:enhanced-path="M 0 0 L 21600 0 21600 21600 0 21600 0 0 Z N"/>
      </draw:custom-shape>
      <draw:custom-shape draw:style-name="Mgr4" draw:layer="backgroundobjects" svg:width="7.62cm" svg:height="2.54cm" svg:x="26.67cm" svg:y="24.13cm">
        <text:p>Overview &amp; Power Distribution</text:p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4T21:15:55.950881384</dc:date>
    <dc:creator>Art Zemon</dc:creator>
    <meta:editing-duration>PT1H50M27S</meta:editing-duration>
    <meta:editing-cycles>30</meta:editing-cycles>
    <meta:generator>LibreOffice/4.2.8.2$Linux_X86_64 LibreOffice_project/420m0$Build-2</meta:generator>
    <meta:printed-by>Art Zemon</meta:printed-by>
    <meta:print-date>2016-07-24T20:54:06.632270994</meta:print-date>
    <meta:document-statistic meta:object-count="270"/>
  </office:meta>
</office:document-meta>
</file>